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cripts/>
  <office:font-face-decls/>
  <office:automatic-styles>
    <style:style style:name="ta-0x7f529c86b030" style:family="table" style:master-page-name="ta-mp-0x7f529c86b030">
      <style:table-properties table:display="true" style:writing-mode="lr-tb"/>
    </style:style>
    <style:style style:name="ta-0x7f529c86b220" style:family="table" style:master-page-name="ta-mp-0x7f529c86b220">
      <style:table-properties table:display="true" style:writing-mode="lr-tb"/>
    </style:style>
    <style:style style:name="ta-0x7f529c86b410" style:family="table" style:master-page-name="ta-mp-0x7f529c86b410">
      <style:table-properties table:display="true" style:writing-mode="lr-tb"/>
    </style:style>
    <style:style style:name="ta-0x7f529c86b600" style:family="table" style:master-page-name="ta-mp-0x7f529c86b600">
      <style:table-properties table:display="true" style:writing-mode="lr-tb"/>
    </style:style>
    <style:style style:name="ta-0x7f529c86b7f0" style:family="table" style:master-page-name="ta-mp-0x7f529c86b7f0">
      <style:table-properties table:display="true" style:writing-mode="lr-tb"/>
    </style:style>
    <style:style style:name="ta-0x7f529c86b9e0" style:family="table" style:master-page-name="ta-mp-0x7f529c86b9e0">
      <style:table-properties table:display="true" style:writing-mode="lr-tb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.00pt" style:use-optimal-column-width="true"/>
    </style:style>
    <style:style style:name="ACE-0x7f529c896868" style:family="table-cell" style:data-style-name="General">
      <style:table-cell-properties fo:background-color="transparent" fo:border-top="0.106cm solid #000000" fo:border-bottom="0.106cm solid #000000" fo:border-left="0.106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Consolas"/>
    </style:style>
    <style:style style:name="ACE-0x7f529c896990" style:family="table-cell" style:data-style-name="General">
      <style:table-cell-properties fo:background-color="transparent" fo:border-top="0.000cm none #c7c7c7" fo:border-bottom="0.000cm none #c7c7c7" fo:border-left="0.106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Consolas"/>
    </style:style>
    <style:style style:name="ACE-0x7f529c896ab8" style:family="table-cell" style:data-style-name="General">
      <style:table-cell-properties fo:background-color="transparent" fo:border-top="0.000cm none #c7c7c7" fo:border-bottom="0.000cm none #c7c7c7" fo:border-left="0.106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529c896be0" style:family="table-cell" style:data-style-name="General">
      <style:table-cell-properties fo:background-color="transparent" fo:border-top="0.000cm none #c7c7c7" fo:border-bottom="0.106cm solid #000000" fo:border-left="0.106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529c89480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529c896e3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529c89493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529c896d08" style:family="table-cell" style:data-style-name="ND.0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529c89708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529c894a5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529c896f58" style:family="table-cell" style:data-style-name="ND.0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529c8972d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529c894b8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529c8971a8" style:family="table-cell" style:data-style-name="ND.0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529c89752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529c894ca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529c8973f8" style:family="table-cell" style:data-style-name="ND.0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529c89777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529c894dd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529c897648" style:family="table-cell" style:data-style-name="ND.0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OL-1" style:family="table-column">
      <style:table-column-properties style:column-width="163.50pt" style:use-optimal-column-width="true"/>
    </style:style>
    <style:style style:name="ACOL-2" style:family="table-column"/>
    <style:style style:name="ACOL-3" style:family="table-column">
      <style:table-column-properties style:column-width="121.50pt" style:use-optimal-column-width="true"/>
    </style:style>
    <style:style style:name="ACOL-4" style:family="table-column">
      <style:table-column-properties style:column-width="55.50pt" style:use-optimal-column-width="true"/>
    </style:style>
    <style:style style:name="ACOL-5" style:family="table-column">
      <style:table-column-properties style:column-width="141.75pt" style:use-optimal-column-width="true"/>
    </style:style>
    <style:style style:name="ACOL-6" style:family="table-column">
      <style:table-column-properties style:column-width="64.50pt" style:use-optimal-column-width="true"/>
    </style:style>
    <style:style style:name="ACOL-7" style:family="table-column">
      <style:table-column-properties style:column-width="224.25pt" style:use-optimal-column-width="true"/>
    </style:style>
    <style:style style:name="ACOL-8" style:family="table-column">
      <style:table-column-properties style:column-width="319.50pt" style:use-optimal-column-width="true"/>
    </style:style>
    <style:style style:name="ACOL-9" style:family="table-column">
      <style:table-column-properties style:column-width="248.25pt" style:use-optimal-column-width="true"/>
    </style:style>
    <style:style style:name="ACOL-10" style:family="table-column">
      <style:table-column-properties style:column-width="135.75pt" style:use-optimal-column-width="true"/>
    </style:style>
    <style:style style:name="ACOL-11" style:family="table-column">
      <style:table-column-properties style:column-width="302.25pt" style:use-optimal-column-width="true"/>
    </style:style>
    <style:style style:name="ACOL-12" style:family="table-column">
      <style:table-column-properties style:column-width="69.00pt" style:use-optimal-column-width="true"/>
    </style:style>
    <style:style style:name="ACOL-13" style:family="table-column">
      <style:table-column-properties style:column-width="69.75pt" style:use-optimal-column-width="true"/>
    </style:style>
    <style:style style:name="ACOL-14" style:family="table-column">
      <style:table-column-properties style:column-width="63.75pt" style:use-optimal-column-width="true"/>
    </style:style>
    <style:style style:name="ACOL-15" style:family="table-column">
      <style:table-column-properties style:column-width="122.25pt" style:use-optimal-column-width="true"/>
    </style:style>
    <style:style style:name="ACOL-16" style:family="table-column">
      <style:table-column-properties style:column-width="71.25pt" style:use-optimal-column-width="true"/>
    </style:style>
    <style:style style:name="ACOL-17" style:family="table-column">
      <style:table-column-properties style:column-width="107.25pt" style:use-optimal-column-width="true"/>
    </style:style>
    <style:style style:name="ACOL-18" style:family="table-column">
      <style:table-column-properties style:column-width="77.25pt" style:use-optimal-column-width="true"/>
    </style:style>
    <style:style style:name="ACOL-19" style:family="table-column">
      <style:table-column-properties style:column-width="84.00pt" style:use-optimal-column-width="true"/>
    </style:style>
    <style:style style:name="ACOL-20" style:family="table-column">
      <style:table-column-properties style:column-width="68.25pt" style:use-optimal-column-width="true"/>
    </style:style>
    <style:style style:name="ACOL-21" style:family="table-column">
      <style:table-column-properties style:column-width="53.25pt" style:use-optimal-column-width="true"/>
    </style:style>
    <style:style style:name="ACOL-22" style:family="table-column">
      <style:table-column-properties style:column-width="161.25pt" style:use-optimal-column-width="true"/>
    </style:style>
    <style:style style:name="ACOL-23" style:family="table-column">
      <style:table-column-properties style:column-width="219.00pt" style:use-optimal-column-width="true"/>
    </style:style>
    <style:style style:name="ACOL-24" style:family="table-column">
      <style:table-column-properties style:column-width="223.50pt" style:use-optimal-column-width="true"/>
    </style:style>
    <style:style style:name="ACOL-25" style:family="table-column">
      <style:table-column-properties style:column-width="159.75pt" style:use-optimal-column-width="true"/>
    </style:style>
    <style:style style:name="ACOL-26" style:family="table-column">
      <style:table-column-properties style:column-width="150.00pt" style:use-optimal-column-width="false"/>
    </style:style>
    <style:style style:name="AROW-1" style:family="table-row">
      <style:table-row-properties style:row-height="13.41pt" style:use-optimal-row-height="true"/>
    </style:style>
    <style:style style:name="AROW-2" style:family="table-row">
      <style:table-row-properties style:row-height="13.50pt" style:use-optimal-row-height="true"/>
    </style:style>
    <style:style style:name="AROW-3" style:family="table-row"/>
    <style:style style:name="AROW-4" style:family="table-row">
      <style:table-row-properties style:row-height="14.25pt" style:use-optimal-row-height="true"/>
    </style:style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TestCase" table:style-name="ta-0x7f529c86b030" table:print="false">
        <office:forms form:automatic-focus="false" form:apply-design-mode="false">
          <form:form/>
        </office:forms>
        <table:table-column table:style-name="ACOL-1"/>
        <table:table-column table:style-name="ACOL-0" table:number-columns-repeated="127"/>
        <table:table-row table:style-name="AROW-1">
          <table:table-cell table:style-name="ACE-0x7f529c896868" office:value-type="string">
            <text:p>ActionComponent</text:p>
          </table:table-cell>
          <table:table-cell table:number-columns-repeated="127" table:style-name="Gnumeric-default"/>
        </table:table-row>
        <table:table-row table:style-name="AROW-2">
          <table:table-cell table:style-name="ACE-0x7f529c896990" office:value-type="string">
            <text:p>openApplication</text:p>
          </table:table-cell>
          <table:table-cell table:number-columns-repeated="127" table:style-name="Gnumeric-default"/>
        </table:table-row>
        <table:table-row table:style-name="AROW-2">
          <table:table-cell table:style-name="ACE-0x7f529c896ab8" office:value-type="string">
            <text:p>login</text:p>
          </table:table-cell>
          <table:table-cell table:number-columns-repeated="127" table:style-name="Gnumeric-default"/>
        </table:table-row>
        <table:table-row table:style-name="AROW-2">
          <table:table-cell table:style-name="ACE-0x7f529c896990" office:value-type="string">
            <text:p>storeSetUpFunctionality</text:p>
          </table:table-cell>
          <table:table-cell table:number-columns-repeated="127" table:style-name="Gnumeric-default"/>
        </table:table-row>
        <table:table-row table:style-name="AROW-2">
          <table:table-cell table:style-name="ACE-0x7f529c896be0"/>
          <table:table-cell table:number-columns-repeated="127" table:style-name="Gnumeric-default"/>
        </table:table-row>
        <table:table-row table:style-name="AROW-0" table:number-rows-repeated="123">
          <table:table-cell table:number-columns-repeated="128"/>
        </table:table-row>
        <table:named-expressions>
          <table:named-expression table:name="Print_Area" table:expression="of:=#REF!" table:base-cell-address="$'TestCase'.$A$1"/>
          <table:named-expression table:name="Sheet_Title" table:expression="of:=&quot;TestCase&quot;" table:base-cell-address="$'TestCase'.$A$1"/>
        </table:named-expressions>
        <gnm:selections gnm:cursor-col="2" gnm:cursor-row="14">
          <gnm:selection gnm:start-col="2" gnm:start-row="14" gnm:end-col="2" gnm:end-row="14"/>
        </gnm:selections>
      </table:table>
      <table:table table:name="AQA1_TestData" table:style-name="ta-0x7f529c86b220" table:print="false">
        <office:forms form:automatic-focus="false" form:apply-design-mode="false">
          <form:form/>
        </office:forms>
        <table:table-column table:default-cell-style-name="ACE-0x7f529c894930" table:style-name="ACOL-3"/>
        <table:table-column table:default-cell-style-name="ACE-0x7f529c894930" table:style-name="ACOL-4"/>
        <table:table-column table:default-cell-style-name="ACE-0x7f529c894930" table:style-name="ACOL-5" table:number-columns-repeated="2"/>
        <table:table-column table:default-cell-style-name="ACE-0x7f529c894930" table:style-name="ACOL-6"/>
        <table:table-column table:default-cell-style-name="ACE-0x7f529c894930" table:style-name="ACOL-0"/>
        <table:table-column table:default-cell-style-name="ACE-0x7f529c894930" table:style-name="ACOL-0"/>
        <table:table-column table:default-cell-style-name="ACE-0x7f529c894930" table:style-name="ACOL-7"/>
        <table:table-column table:default-cell-style-name="ACE-0x7f529c894930" table:style-name="ACOL-8"/>
        <table:table-column table:default-cell-style-name="ACE-0x7f529c894930" table:style-name="ACOL-9"/>
        <table:table-column table:default-cell-style-name="ACE-0x7f529c894930" table:style-name="ACOL-10"/>
        <table:table-column table:default-cell-style-name="ACE-0x7f529c894930" table:style-name="ACOL-5"/>
        <table:table-column table:default-cell-style-name="ACE-0x7f529c894930" table:style-name="ACOL-11"/>
        <table:table-column table:default-cell-style-name="ACE-0x7f529c896d08" table:style-name="ACOL-12"/>
        <table:table-column table:default-cell-style-name="ACE-0x7f529c894930" table:style-name="ACOL-13"/>
        <table:table-column table:default-cell-style-name="ACE-0x7f529c896d08" table:style-name="ACOL-14"/>
        <table:table-column table:default-cell-style-name="ACE-0x7f529c894930" table:style-name="ACOL-15"/>
        <table:table-column table:default-cell-style-name="ACE-0x7f529c894930" table:style-name="ACOL-16"/>
        <table:table-column table:default-cell-style-name="ACE-0x7f529c894930" table:style-name="ACOL-17"/>
        <table:table-column table:default-cell-style-name="ACE-0x7f529c894930" table:style-name="ACOL-18"/>
        <table:table-column table:default-cell-style-name="ACE-0x7f529c894930" table:style-name="ACOL-19"/>
        <table:table-column table:default-cell-style-name="ACE-0x7f529c894930" table:style-name="ACOL-20"/>
        <table:table-column table:default-cell-style-name="ACE-0x7f529c894930" table:style-name="ACOL-21"/>
        <table:table-column table:default-cell-style-name="ACE-0x7f529c894930" table:style-name="ACOL-22"/>
        <table:table-column table:default-cell-style-name="ACE-0x7f529c894930" table:style-name="ACOL-23"/>
        <table:table-column table:default-cell-style-name="ACE-0x7f529c894930" table:style-name="ACOL-0" table:number-columns-repeated="103"/>
        <table:table-row table:style-name="AROW-4">
          <table:table-cell table:style-name="ACE-0x7f529c896e30" office:value-type="string">
            <text:p>User Name</text:p>
          </table:table-cell>
          <table:table-cell table:style-name="ACE-0x7f529c896e30" office:value-type="string">
            <text:p>Password</text:p>
          </table:table-cell>
          <table:table-cell table:style-name="ACE-0x7f529c894930" office:value-type="string">
            <text:p>Factory Outlet Description</text:p>
          </table:table-cell>
          <table:table-cell table:style-name="ACE-0x7f529c894930" office:value-type="string">
            <text:p>Url Sting</text:p>
          </table:table-cell>
          <table:table-cell table:style-name="ACE-0x7f529c894930" office:value-type="string">
            <text:p>Customer ID</text:p>
          </table:table-cell>
          <table:table-cell table:style-name="ACE-0x7f529c894930" office:value-type="string">
            <text:p>Message</text:p>
          </table:table-cell>
          <table:table-cell table:number-columns-repeated="7" table:style-name="ACE-0x7f529c894930"/>
          <table:table-cell table:style-name="ACE-0x7f529c896d08"/>
          <table:table-cell table:style-name="ACE-0x7f529c894930"/>
          <table:table-cell table:style-name="ACE-0x7f529c896d08"/>
          <table:table-cell table:number-columns-repeated="112" table:style-name="ACE-0x7f529c894930"/>
        </table:table-row>
        <table:table-row table:style-name="AROW-4">
          <table:table-cell table:style-name="ACE-0x7f529c896e30" office:value-type="string">
            <text:p>testshopclue@sc.com</text:p>
          </table:table-cell>
          <table:table-cell table:style-name="ACE-0x7f529c896e30" office:value-type="float" office:value="123456">
            <text:p>123456</text:p>
          </table:table-cell>
          <table:table-cell table:style-name="ACE-0x7f529c894930" office:value-type="string">
            <text:p>Purple Tree</text:p>
          </table:table-cell>
          <table:table-cell table:style-name="ACE-0x7f529c894930" office:value-type="string">
            <text:p>?dispatch=companies.update&amp;company_id=</text:p>
          </table:table-cell>
          <table:table-cell table:style-name="ACE-0x7f529c894930" office:value-type="float" office:value="30283">
            <text:p>30283</text:p>
          </table:table-cell>
          <table:table-cell table:style-name="ACE-0x7f529c894930" office:value-type="string">
            <text:p><text:s/>Your changes have been saved.</text:p>
          </table:table-cell>
          <table:table-cell table:number-columns-repeated="7" table:style-name="ACE-0x7f529c894930"/>
          <table:table-cell table:style-name="ACE-0x7f529c896d08"/>
          <table:table-cell table:style-name="ACE-0x7f529c894930"/>
          <table:table-cell table:style-name="ACE-0x7f529c896d08"/>
          <table:table-cell table:number-columns-repeated="112" table:style-name="ACE-0x7f529c894930"/>
        </table:table-row>
        <table:table-row table:style-name="AROW-0" table:number-rows-repeated="126">
          <table:table-cell table:number-columns-repeated="128"/>
        </table:table-row>
        <table:named-expressions>
          <table:named-expression table:name="Print_Area" table:expression="of:=#REF!" table:base-cell-address="$'AQA1_TestData'.$A$1"/>
          <table:named-expression table:name="Sheet_Title" table:expression="of:=&quot;AQA1_TestData&quot;" table:base-cell-address="$'AQA1_TestData'.$A$1"/>
        </table:named-expressions>
        <gnm:selections gnm:cursor-col="5" gnm:cursor-row="0">
          <gnm:selection gnm:start-col="5" gnm:start-row="0" gnm:end-col="5" gnm:end-row="0"/>
        </gnm:selections>
      </table:table>
      <table:table table:name="AQA3_TestData" table:style-name="ta-0x7f529c86b410" table:print="false">
        <office:forms form:automatic-focus="false" form:apply-design-mode="false">
          <form:form/>
        </office:forms>
        <table:table-column table:default-cell-style-name="ACE-0x7f529c894a58" table:style-name="ACOL-3"/>
        <table:table-column table:default-cell-style-name="ACE-0x7f529c894a58" table:style-name="ACOL-4"/>
        <table:table-column table:default-cell-style-name="ACE-0x7f529c894a58" table:style-name="ACOL-5"/>
        <table:table-column table:default-cell-style-name="ACE-0x7f529c894a58" table:style-name="ACOL-24"/>
        <table:table-column table:default-cell-style-name="ACE-0x7f529c894a58" table:style-name="ACOL-6"/>
        <table:table-column table:default-cell-style-name="ACE-0x7f529c894a58" table:style-name="ACOL-0"/>
        <table:table-column table:default-cell-style-name="ACE-0x7f529c894a58" table:style-name="ACOL-0"/>
        <table:table-column table:default-cell-style-name="ACE-0x7f529c894a58" table:style-name="ACOL-7"/>
        <table:table-column table:default-cell-style-name="ACE-0x7f529c894a58" table:style-name="ACOL-8"/>
        <table:table-column table:default-cell-style-name="ACE-0x7f529c894a58" table:style-name="ACOL-9"/>
        <table:table-column table:default-cell-style-name="ACE-0x7f529c894a58" table:style-name="ACOL-10"/>
        <table:table-column table:default-cell-style-name="ACE-0x7f529c894a58" table:style-name="ACOL-5"/>
        <table:table-column table:default-cell-style-name="ACE-0x7f529c894a58" table:style-name="ACOL-11"/>
        <table:table-column table:default-cell-style-name="ACE-0x7f529c896f58" table:style-name="ACOL-12"/>
        <table:table-column table:default-cell-style-name="ACE-0x7f529c894a58" table:style-name="ACOL-13"/>
        <table:table-column table:default-cell-style-name="ACE-0x7f529c896f58" table:style-name="ACOL-14"/>
        <table:table-column table:default-cell-style-name="ACE-0x7f529c894a58" table:style-name="ACOL-15"/>
        <table:table-column table:default-cell-style-name="ACE-0x7f529c894a58" table:style-name="ACOL-16"/>
        <table:table-column table:default-cell-style-name="ACE-0x7f529c894a58" table:style-name="ACOL-17"/>
        <table:table-column table:default-cell-style-name="ACE-0x7f529c894a58" table:style-name="ACOL-18"/>
        <table:table-column table:default-cell-style-name="ACE-0x7f529c894a58" table:style-name="ACOL-19"/>
        <table:table-column table:default-cell-style-name="ACE-0x7f529c894a58" table:style-name="ACOL-20"/>
        <table:table-column table:default-cell-style-name="ACE-0x7f529c894a58" table:style-name="ACOL-21"/>
        <table:table-column table:default-cell-style-name="ACE-0x7f529c894a58" table:style-name="ACOL-22"/>
        <table:table-column table:default-cell-style-name="ACE-0x7f529c894a58" table:style-name="ACOL-23"/>
        <table:table-column table:default-cell-style-name="ACE-0x7f529c894a58" table:style-name="ACOL-0" table:number-columns-repeated="103"/>
        <table:table-row table:style-name="AROW-4">
          <table:table-cell table:style-name="ACE-0x7f529c897080" office:value-type="string">
            <text:p>User Name</text:p>
          </table:table-cell>
          <table:table-cell table:style-name="ACE-0x7f529c897080" office:value-type="string">
            <text:p>Password</text:p>
          </table:table-cell>
          <table:table-cell table:style-name="ACE-0x7f529c894a58" office:value-type="string">
            <text:p>Factory Outlet Description</text:p>
          </table:table-cell>
          <table:table-cell table:style-name="ACE-0x7f529c894a58" office:value-type="string">
            <text:p>Url Sting</text:p>
          </table:table-cell>
          <table:table-cell table:style-name="ACE-0x7f529c894a58" office:value-type="string">
            <text:p>Customer ID</text:p>
          </table:table-cell>
          <table:table-cell table:style-name="ACE-0x7f529c894a58" office:value-type="string">
            <text:p>Message</text:p>
          </table:table-cell>
          <table:table-cell table:number-columns-repeated="7" table:style-name="ACE-0x7f529c894a58"/>
          <table:table-cell table:style-name="ACE-0x7f529c896f58"/>
          <table:table-cell table:style-name="ACE-0x7f529c894a58"/>
          <table:table-cell table:style-name="ACE-0x7f529c896f58"/>
          <table:table-cell table:number-columns-repeated="112" table:style-name="ACE-0x7f529c894a58"/>
        </table:table-row>
        <table:table-row table:style-name="AROW-4">
          <table:table-cell table:style-name="ACE-0x7f529c897080" office:value-type="string">
            <text:p>testshopclue@sc.com</text:p>
          </table:table-cell>
          <table:table-cell table:style-name="ACE-0x7f529c897080" office:value-type="float" office:value="123456">
            <text:p>123456</text:p>
          </table:table-cell>
          <table:table-cell table:style-name="ACE-0x7f529c894a58" office:value-type="string">
            <text:p>Purple Tree</text:p>
          </table:table-cell>
          <table:table-cell table:style-name="ACE-0x7f529c894a58" office:value-type="string">
            <text:p>?dispatch=companies.update&amp;company_id=</text:p>
          </table:table-cell>
          <table:table-cell table:style-name="ACE-0x7f529c894a58" office:value-type="float" office:value="30283">
            <text:p>30283</text:p>
          </table:table-cell>
          <table:table-cell table:style-name="ACE-0x7f529c894a58" office:value-type="string">
            <text:p><text:s/>Your changes have been saved.</text:p>
          </table:table-cell>
          <table:table-cell table:number-columns-repeated="7" table:style-name="ACE-0x7f529c894a58"/>
          <table:table-cell table:style-name="ACE-0x7f529c896f58"/>
          <table:table-cell table:style-name="ACE-0x7f529c894a58"/>
          <table:table-cell table:style-name="ACE-0x7f529c896f58"/>
          <table:table-cell table:number-columns-repeated="112" table:style-name="ACE-0x7f529c894a58"/>
        </table:table-row>
        <table:table-row table:style-name="AROW-0" table:number-rows-repeated="126">
          <table:table-cell table:number-columns-repeated="128"/>
        </table:table-row>
        <table:named-expressions>
          <table:named-expression table:name="Print_Area" table:expression="of:=#REF!" table:base-cell-address="$'AQA3_TestData'.$A$1"/>
          <table:named-expression table:name="Sheet_Title" table:expression="of:=&quot;AQA3_TestData&quot;" table:base-cell-address="$'AQA3_TestData'.$A$1"/>
        </table:named-expressions>
        <gnm:selections gnm:cursor-col="3" gnm:cursor-row="4">
          <gnm:selection gnm:start-col="3" gnm:start-row="4" gnm:end-col="3" gnm:end-row="4"/>
        </gnm:selections>
      </table:table>
      <table:table table:name="AQA2_TestData" table:style-name="ta-0x7f529c86b600" table:print="false">
        <office:forms form:automatic-focus="false" form:apply-design-mode="false">
          <form:form/>
        </office:forms>
        <table:table-column table:default-cell-style-name="ACE-0x7f529c894b80" table:style-name="ACOL-3"/>
        <table:table-column table:default-cell-style-name="ACE-0x7f529c894b80" table:style-name="ACOL-4"/>
        <table:table-column table:default-cell-style-name="ACE-0x7f529c894b80" table:style-name="ACOL-5" table:number-columns-repeated="2"/>
        <table:table-column table:default-cell-style-name="ACE-0x7f529c894b80" table:style-name="ACOL-6"/>
        <table:table-column table:default-cell-style-name="ACE-0x7f529c894b80" table:style-name="ACOL-0"/>
        <table:table-column table:default-cell-style-name="ACE-0x7f529c894b80" table:style-name="ACOL-0"/>
        <table:table-column table:default-cell-style-name="ACE-0x7f529c894b80" table:style-name="ACOL-7"/>
        <table:table-column table:default-cell-style-name="ACE-0x7f529c894b80" table:style-name="ACOL-8"/>
        <table:table-column table:default-cell-style-name="ACE-0x7f529c894b80" table:style-name="ACOL-9"/>
        <table:table-column table:default-cell-style-name="ACE-0x7f529c894b80" table:style-name="ACOL-10"/>
        <table:table-column table:default-cell-style-name="ACE-0x7f529c894b80" table:style-name="ACOL-5"/>
        <table:table-column table:default-cell-style-name="ACE-0x7f529c894b80" table:style-name="ACOL-11"/>
        <table:table-column table:default-cell-style-name="ACE-0x7f529c8971a8" table:style-name="ACOL-12"/>
        <table:table-column table:default-cell-style-name="ACE-0x7f529c894b80" table:style-name="ACOL-13"/>
        <table:table-column table:default-cell-style-name="ACE-0x7f529c8971a8" table:style-name="ACOL-14"/>
        <table:table-column table:default-cell-style-name="ACE-0x7f529c894b80" table:style-name="ACOL-15"/>
        <table:table-column table:default-cell-style-name="ACE-0x7f529c894b80" table:style-name="ACOL-16"/>
        <table:table-column table:default-cell-style-name="ACE-0x7f529c894b80" table:style-name="ACOL-17"/>
        <table:table-column table:default-cell-style-name="ACE-0x7f529c894b80" table:style-name="ACOL-18"/>
        <table:table-column table:default-cell-style-name="ACE-0x7f529c894b80" table:style-name="ACOL-19"/>
        <table:table-column table:default-cell-style-name="ACE-0x7f529c894b80" table:style-name="ACOL-20"/>
        <table:table-column table:default-cell-style-name="ACE-0x7f529c894b80" table:style-name="ACOL-21"/>
        <table:table-column table:default-cell-style-name="ACE-0x7f529c894b80" table:style-name="ACOL-22"/>
        <table:table-column table:default-cell-style-name="ACE-0x7f529c894b80" table:style-name="ACOL-23"/>
        <table:table-column table:default-cell-style-name="ACE-0x7f529c894b80" table:style-name="ACOL-0" table:number-columns-repeated="103"/>
        <table:table-row table:style-name="AROW-4">
          <table:table-cell table:style-name="ACE-0x7f529c8972d0" office:value-type="string">
            <text:p>User Name</text:p>
          </table:table-cell>
          <table:table-cell table:style-name="ACE-0x7f529c8972d0" office:value-type="string">
            <text:p>Password</text:p>
          </table:table-cell>
          <table:table-cell table:style-name="ACE-0x7f529c894b80" office:value-type="string">
            <text:p>Factory Outlet Description</text:p>
          </table:table-cell>
          <table:table-cell table:style-name="ACE-0x7f529c894b80" office:value-type="string">
            <text:p>Url Sting</text:p>
          </table:table-cell>
          <table:table-cell table:style-name="ACE-0x7f529c894b80" office:value-type="string">
            <text:p>Customer ID</text:p>
          </table:table-cell>
          <table:table-cell table:style-name="ACE-0x7f529c894b80" office:value-type="string">
            <text:p>Message</text:p>
          </table:table-cell>
          <table:table-cell table:number-columns-repeated="7" table:style-name="ACE-0x7f529c894b80"/>
          <table:table-cell table:style-name="ACE-0x7f529c8971a8"/>
          <table:table-cell table:style-name="ACE-0x7f529c894b80"/>
          <table:table-cell table:style-name="ACE-0x7f529c8971a8"/>
          <table:table-cell table:number-columns-repeated="112" table:style-name="ACE-0x7f529c894b80"/>
        </table:table-row>
        <table:table-row table:style-name="AROW-4">
          <table:table-cell table:style-name="ACE-0x7f529c8972d0" office:value-type="string">
            <text:p>testshopclue@sc.com</text:p>
          </table:table-cell>
          <table:table-cell table:style-name="ACE-0x7f529c8972d0" office:value-type="float" office:value="123456">
            <text:p>123456</text:p>
          </table:table-cell>
          <table:table-cell table:style-name="ACE-0x7f529c894b80" office:value-type="string">
            <text:p>Purple Tree</text:p>
          </table:table-cell>
          <table:table-cell table:style-name="ACE-0x7f529c894b80" office:value-type="string">
            <text:p>?dispatch=companies.update&amp;company_id=</text:p>
          </table:table-cell>
          <table:table-cell table:style-name="ACE-0x7f529c894b80" office:value-type="float" office:value="30283">
            <text:p>30283</text:p>
          </table:table-cell>
          <table:table-cell table:style-name="ACE-0x7f529c894b80" office:value-type="string">
            <text:p><text:s/>Your changes have been saved.</text:p>
          </table:table-cell>
          <table:table-cell table:number-columns-repeated="7" table:style-name="ACE-0x7f529c894b80"/>
          <table:table-cell table:style-name="ACE-0x7f529c8971a8"/>
          <table:table-cell table:style-name="ACE-0x7f529c894b80"/>
          <table:table-cell table:style-name="ACE-0x7f529c8971a8"/>
          <table:table-cell table:number-columns-repeated="112" table:style-name="ACE-0x7f529c894b80"/>
        </table:table-row>
        <table:table-row table:style-name="AROW-0" table:number-rows-repeated="126">
          <table:table-cell table:number-columns-repeated="128"/>
        </table:table-row>
        <table:named-expressions>
          <table:named-expression table:name="Print_Area" table:expression="of:=#REF!" table:base-cell-address="$'AQA2_TestData'.$A$1"/>
          <table:named-expression table:name="Sheet_Title" table:expression="of:=&quot;AQA2_TestData&quot;" table:base-cell-address="$'AQA2_TestData'.$A$1"/>
        </table:named-expressions>
        <gnm:selections gnm:cursor-col="0" gnm:cursor-row="0">
          <gnm:selection gnm:start-col="0" gnm:start-row="0" gnm:end-col="0" gnm:end-row="0"/>
        </gnm:selections>
      </table:table>
      <table:table table:name="AQA4_TestData" table:style-name="ta-0x7f529c86b7f0" table:print="false">
        <office:forms form:automatic-focus="false" form:apply-design-mode="false">
          <form:form/>
        </office:forms>
        <table:table-column table:default-cell-style-name="ACE-0x7f529c894ca8" table:style-name="ACOL-3"/>
        <table:table-column table:default-cell-style-name="ACE-0x7f529c894ca8" table:style-name="ACOL-4"/>
        <table:table-column table:default-cell-style-name="ACE-0x7f529c894ca8" table:style-name="ACOL-5" table:number-columns-repeated="2"/>
        <table:table-column table:default-cell-style-name="ACE-0x7f529c894ca8" table:style-name="ACOL-6"/>
        <table:table-column table:default-cell-style-name="ACE-0x7f529c894ca8" table:style-name="ACOL-0"/>
        <table:table-column table:default-cell-style-name="ACE-0x7f529c894ca8" table:style-name="ACOL-0"/>
        <table:table-column table:default-cell-style-name="ACE-0x7f529c894ca8" table:style-name="ACOL-7"/>
        <table:table-column table:default-cell-style-name="ACE-0x7f529c894ca8" table:style-name="ACOL-8"/>
        <table:table-column table:default-cell-style-name="ACE-0x7f529c894ca8" table:style-name="ACOL-9"/>
        <table:table-column table:default-cell-style-name="ACE-0x7f529c894ca8" table:style-name="ACOL-10"/>
        <table:table-column table:default-cell-style-name="ACE-0x7f529c894ca8" table:style-name="ACOL-5"/>
        <table:table-column table:default-cell-style-name="ACE-0x7f529c894ca8" table:style-name="ACOL-11"/>
        <table:table-column table:default-cell-style-name="ACE-0x7f529c8973f8" table:style-name="ACOL-12"/>
        <table:table-column table:default-cell-style-name="ACE-0x7f529c894ca8" table:style-name="ACOL-13"/>
        <table:table-column table:default-cell-style-name="ACE-0x7f529c8973f8" table:style-name="ACOL-14"/>
        <table:table-column table:default-cell-style-name="ACE-0x7f529c894ca8" table:style-name="ACOL-15"/>
        <table:table-column table:default-cell-style-name="ACE-0x7f529c894ca8" table:style-name="ACOL-16"/>
        <table:table-column table:default-cell-style-name="ACE-0x7f529c894ca8" table:style-name="ACOL-17"/>
        <table:table-column table:default-cell-style-name="ACE-0x7f529c894ca8" table:style-name="ACOL-18"/>
        <table:table-column table:default-cell-style-name="ACE-0x7f529c894ca8" table:style-name="ACOL-19"/>
        <table:table-column table:default-cell-style-name="ACE-0x7f529c894ca8" table:style-name="ACOL-20"/>
        <table:table-column table:default-cell-style-name="ACE-0x7f529c894ca8" table:style-name="ACOL-21"/>
        <table:table-column table:default-cell-style-name="ACE-0x7f529c894ca8" table:style-name="ACOL-22"/>
        <table:table-column table:default-cell-style-name="ACE-0x7f529c894ca8" table:style-name="ACOL-23"/>
        <table:table-column table:default-cell-style-name="ACE-0x7f529c894ca8" table:style-name="ACOL-0" table:number-columns-repeated="103"/>
        <table:table-row table:style-name="AROW-4">
          <table:table-cell table:style-name="ACE-0x7f529c897520" office:value-type="string">
            <text:p>User Name</text:p>
          </table:table-cell>
          <table:table-cell table:style-name="ACE-0x7f529c897520" office:value-type="string">
            <text:p>Password</text:p>
          </table:table-cell>
          <table:table-cell table:style-name="ACE-0x7f529c894ca8" office:value-type="string">
            <text:p>Factory Outlet Description</text:p>
          </table:table-cell>
          <table:table-cell table:style-name="ACE-0x7f529c894ca8" office:value-type="string">
            <text:p>Url Sting</text:p>
          </table:table-cell>
          <table:table-cell table:style-name="ACE-0x7f529c894ca8" office:value-type="string">
            <text:p>Customer ID</text:p>
          </table:table-cell>
          <table:table-cell table:style-name="ACE-0x7f529c894ca8" office:value-type="string">
            <text:p>Message</text:p>
          </table:table-cell>
          <table:table-cell table:number-columns-repeated="7" table:style-name="ACE-0x7f529c894ca8"/>
          <table:table-cell table:style-name="ACE-0x7f529c8973f8"/>
          <table:table-cell table:style-name="ACE-0x7f529c894ca8"/>
          <table:table-cell table:style-name="ACE-0x7f529c8973f8"/>
          <table:table-cell table:number-columns-repeated="112" table:style-name="ACE-0x7f529c894ca8"/>
        </table:table-row>
        <table:table-row table:style-name="AROW-4">
          <table:table-cell table:style-name="ACE-0x7f529c897520" office:value-type="string">
            <text:p>testshopclue@sc.com</text:p>
          </table:table-cell>
          <table:table-cell table:style-name="ACE-0x7f529c897520" office:value-type="float" office:value="123456">
            <text:p>123456</text:p>
          </table:table-cell>
          <table:table-cell table:style-name="ACE-0x7f529c894ca8" office:value-type="string">
            <text:p>Purple Tree</text:p>
          </table:table-cell>
          <table:table-cell table:style-name="ACE-0x7f529c894ca8" office:value-type="string">
            <text:p>?dispatch=companies.update&amp;company_id=</text:p>
          </table:table-cell>
          <table:table-cell table:style-name="ACE-0x7f529c894ca8" office:value-type="float" office:value="30283">
            <text:p>30283</text:p>
          </table:table-cell>
          <table:table-cell table:style-name="ACE-0x7f529c894ca8" office:value-type="string">
            <text:p><text:s/>Your changes have been saved.</text:p>
          </table:table-cell>
          <table:table-cell table:number-columns-repeated="7" table:style-name="ACE-0x7f529c894ca8"/>
          <table:table-cell table:style-name="ACE-0x7f529c8973f8"/>
          <table:table-cell table:style-name="ACE-0x7f529c894ca8"/>
          <table:table-cell table:style-name="ACE-0x7f529c8973f8"/>
          <table:table-cell table:number-columns-repeated="112" table:style-name="ACE-0x7f529c894ca8"/>
        </table:table-row>
        <table:table-row table:style-name="AROW-0" table:number-rows-repeated="126">
          <table:table-cell table:number-columns-repeated="128"/>
        </table:table-row>
        <table:named-expressions>
          <table:named-expression table:name="Print_Area" table:expression="of:=#REF!" table:base-cell-address="$'AQA4_TestData'.$A$1"/>
          <table:named-expression table:name="Sheet_Title" table:expression="of:=&quot;AQA4_TestData&quot;" table:base-cell-address="$'AQA4_TestData'.$A$1"/>
        </table:named-expressions>
        <gnm:selections gnm:cursor-col="0" gnm:cursor-row="0">
          <gnm:selection gnm:start-col="0" gnm:start-row="0" gnm:end-col="0" gnm:end-row="0"/>
        </gnm:selections>
      </table:table>
      <table:table table:name="AQA5_TestData" table:style-name="ta-0x7f529c86b9e0" table:print="false">
        <office:forms form:automatic-focus="false" form:apply-design-mode="false">
          <form:form/>
        </office:forms>
        <table:table-column table:default-cell-style-name="ACE-0x7f529c894dd0" table:style-name="ACOL-3"/>
        <table:table-column table:default-cell-style-name="ACE-0x7f529c894dd0" table:style-name="ACOL-4"/>
        <table:table-column table:default-cell-style-name="ACE-0x7f529c894dd0" table:style-name="ACOL-5" table:number-columns-repeated="2"/>
        <table:table-column table:default-cell-style-name="ACE-0x7f529c894dd0" table:style-name="ACOL-6"/>
        <table:table-column table:default-cell-style-name="ACE-0x7f529c894dd0" table:style-name="ACOL-25"/>
        <table:table-column table:default-cell-style-name="ACE-0x7f529c894dd0" table:style-name="ACOL-26"/>
        <table:table-column table:default-cell-style-name="ACE-0x7f529c894dd0" table:style-name="ACOL-7"/>
        <table:table-column table:default-cell-style-name="ACE-0x7f529c894dd0" table:style-name="ACOL-8"/>
        <table:table-column table:default-cell-style-name="ACE-0x7f529c894dd0" table:style-name="ACOL-9"/>
        <table:table-column table:default-cell-style-name="ACE-0x7f529c894dd0" table:style-name="ACOL-10"/>
        <table:table-column table:default-cell-style-name="ACE-0x7f529c894dd0" table:style-name="ACOL-5"/>
        <table:table-column table:default-cell-style-name="ACE-0x7f529c894dd0" table:style-name="ACOL-11"/>
        <table:table-column table:default-cell-style-name="ACE-0x7f529c897648" table:style-name="ACOL-12"/>
        <table:table-column table:default-cell-style-name="ACE-0x7f529c894dd0" table:style-name="ACOL-13"/>
        <table:table-column table:default-cell-style-name="ACE-0x7f529c897648" table:style-name="ACOL-14"/>
        <table:table-column table:default-cell-style-name="ACE-0x7f529c894dd0" table:style-name="ACOL-15"/>
        <table:table-column table:default-cell-style-name="ACE-0x7f529c894dd0" table:style-name="ACOL-16"/>
        <table:table-column table:default-cell-style-name="ACE-0x7f529c894dd0" table:style-name="ACOL-17"/>
        <table:table-column table:default-cell-style-name="ACE-0x7f529c894dd0" table:style-name="ACOL-18"/>
        <table:table-column table:default-cell-style-name="ACE-0x7f529c894dd0" table:style-name="ACOL-19"/>
        <table:table-column table:default-cell-style-name="ACE-0x7f529c894dd0" table:style-name="ACOL-20"/>
        <table:table-column table:default-cell-style-name="ACE-0x7f529c894dd0" table:style-name="ACOL-21"/>
        <table:table-column table:default-cell-style-name="ACE-0x7f529c894dd0" table:style-name="ACOL-22"/>
        <table:table-column table:default-cell-style-name="ACE-0x7f529c894dd0" table:style-name="ACOL-23"/>
        <table:table-column table:default-cell-style-name="ACE-0x7f529c894dd0" table:style-name="ACOL-0" table:number-columns-repeated="103"/>
        <table:table-row table:style-name="AROW-4">
          <table:table-cell table:style-name="ACE-0x7f529c897770" office:value-type="string">
            <text:p>User Name</text:p>
          </table:table-cell>
          <table:table-cell table:style-name="ACE-0x7f529c897770" office:value-type="string">
            <text:p>Password</text:p>
          </table:table-cell>
          <table:table-cell table:style-name="ACE-0x7f529c894dd0" office:value-type="string">
            <text:p>Factory Outlet Description</text:p>
          </table:table-cell>
          <table:table-cell table:style-name="ACE-0x7f529c894dd0" office:value-type="string">
            <text:p>Url Sting</text:p>
          </table:table-cell>
          <table:table-cell table:style-name="ACE-0x7f529c894dd0" office:value-type="string">
            <text:p>Customer ID</text:p>
          </table:table-cell>
          <table:table-cell table:style-name="ACE-0x7f529c894dd0" office:value-type="string">
            <text:p>Message</text:p>
          </table:table-cell>
          <table:table-cell table:number-columns-repeated="7" table:style-name="ACE-0x7f529c894dd0"/>
          <table:table-cell table:style-name="ACE-0x7f529c897648"/>
          <table:table-cell table:style-name="ACE-0x7f529c894dd0"/>
          <table:table-cell table:style-name="ACE-0x7f529c897648"/>
          <table:table-cell table:number-columns-repeated="112" table:style-name="ACE-0x7f529c894dd0"/>
        </table:table-row>
        <table:table-row table:style-name="AROW-4">
          <table:table-cell table:style-name="ACE-0x7f529c897770" office:value-type="string">
            <text:p>testshopclue@sc.com</text:p>
          </table:table-cell>
          <table:table-cell table:style-name="ACE-0x7f529c897770" office:value-type="float" office:value="123456">
            <text:p>123456</text:p>
          </table:table-cell>
          <table:table-cell table:style-name="ACE-0x7f529c894dd0" office:value-type="string">
            <text:p>Walker Styleways</text:p>
          </table:table-cell>
          <table:table-cell table:style-name="ACE-0x7f529c894dd0" office:value-type="string">
            <text:p>?dispatch=companies.update&amp;company_id=</text:p>
          </table:table-cell>
          <table:table-cell table:style-name="ACE-0x7f529c894dd0" office:value-type="float" office:value="30283">
            <text:p>30283</text:p>
          </table:table-cell>
          <table:table-cell table:style-name="ACE-0x7f529c894dd0" office:value-type="string">
            <text:p><text:s/>Your changes have been saved.</text:p>
          </table:table-cell>
          <table:table-cell table:number-columns-repeated="7" table:style-name="ACE-0x7f529c894dd0"/>
          <table:table-cell table:style-name="ACE-0x7f529c897648"/>
          <table:table-cell table:style-name="ACE-0x7f529c894dd0"/>
          <table:table-cell table:style-name="ACE-0x7f529c897648"/>
          <table:table-cell table:number-columns-repeated="112" table:style-name="ACE-0x7f529c894dd0"/>
        </table:table-row>
        <table:table-row table:style-name="AROW-0" table:number-rows-repeated="126">
          <table:table-cell table:number-columns-repeated="128"/>
        </table:table-row>
        <table:named-expressions>
          <table:named-expression table:name="Print_Area" table:expression="of:=#REF!" table:base-cell-address="$'AQA5_TestData'.$A$1"/>
          <table:named-expression table:name="Sheet_Title" table:expression="of:=&quot;AQA5_TestData&quot;" table:base-cell-address="$'AQA5_TestData'.$A$1"/>
        </table:named-expressions>
        <gnm:selections gnm:cursor-col="3" gnm:cursor-row="8">
          <gnm:selection gnm:start-col="3" gnm:start-row="8" gnm:end-col="3" gnm:end-row="8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tyles>
    <number:text-style style:name="ND.0">
      <number:text-content/>
    </number:text-style>
    <style:style style:name="Gnumeric-default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default-style style:family="table-cel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default-style>
    <style:default-style style:family="table-column">
      <style:table-column-properties style:column-width="48.00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x7f529c7d5c7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7f529c884c5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7f529c70cd8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7f529c858d4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7f529c84b6b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7f529c85d90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</office:automatic-styles>
  <office:master-styles>
    <style:master-page style:name="ta-mp-0x7f529c86b030" style:display-name="TestCase" style:page-layout-name="pl-0x7f529c7d5c7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f529c86b220" style:display-name="AQA1_TestData" style:page-layout-name="pl-0x7f529c884c5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f529c86b410" style:display-name="AQA3_TestData" style:page-layout-name="pl-0x7f529c70cd8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f529c86b600" style:display-name="AQA2_TestData" style:page-layout-name="pl-0x7f529c858d4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f529c86b7f0" style:display-name="AQA4_TestData" style:page-layout-name="pl-0x7f529c84b6b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f529c86b9e0" style:display-name="AQA5_TestData" style:page-layout-name="pl-0x7f529c85d90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ashish mallik</dc:creator>
    <dc:date>2015-06-30T13:56:16Z</dc:date>
    <meta:creation-date>2014-12-16T16:26:20Z</meta:creation-date>
    <meta:editing-cycles>29</meta:editing-cycles>
    <meta:editing-duration>PT3H52M23S</meta:editing-duration>
    <meta:generator>gnumeric/1.12.9</meta:generator>
    <meta:initial-creator>sakshi juneja</meta:initial-creator>
  </office:meta>
</office:document-meta>
</file>